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1.27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5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3" table:default-cell-style-name="ce2"/>
        <table:table-row table:style-name="ro1">
          <table:table-cell office:value-type="string">
            <text:p>PARAMETERS</text:p>
          </table:table-cell>
          <table:table-cell office:value-type="string">
            <text:p>additionalHeader </text:p>
          </table:table-cell>
          <table:table-cell table:number-columns-repeated="2"/>
          <table:table-cell office:value-type="string">
            <text:p>rt_params</text:p>
          </table:table-cell>
          <table:table-cell office:value-type="string">
            <text:p>data.maxlen <text:s text:c="11"/>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cillaryHost <text:s text:c="3"/></text:p>
          </table:table-cell>
          <table:table-cell office:value-type="string">
            <text:p><text:s/>localhost</text:p>
          </table:table-cell>
          <table:table-cell/>
          <table:table-cell office:value-type="string">
            <text:p>rt_params</text:p>
          </table:table-cell>
          <table:table-cell office:value-type="string">
            <text:p>data.scale_factor <text:s text:c="5"/>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scii <text:s text:c="11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figure.dpi <text:s text:c="12"/>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bigEndian <text:s text:c="7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figure.edgecolor <text:s text:c="6"/></text:p>
          </table:table-cell>
          <table:table-cell office:value-type="string">
            <text:p><text:s/>w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cutoffDelay <text:s text:c="5"/>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t_params</text:p>
          </table:table-cell>
          <table:table-cell office:value-type="string">
            <text:p>figure.facecolor <text:s text:c="6"/>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database <text:s text:c="8"/></text:p>
          </table:table-cell>
          <table:table-cell office:value-type="string">
            <text:p><text:s/>pims</text:p>
          </table:table-cell>
          <table:table-cell/>
          <table:table-cell office:value-type="string">
            <text:p>rt_params</text:p>
          </table:table-cell>
          <table:table-cell office:value-type="string">
            <text:p>figure.figsize <text:s text:c="8"/></text:p>
          </table:table-cell>
          <table:table-cell office:value-type="string">
            <text:p><text:s/>[8.0, 6.0]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delete <text:s text:c="10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figure.subplot.bottom <text:s/>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destination <text:s text:c="5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figure.subplot.hspace <text:s/>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endTime <text:s text:c="9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figure.subplot.left <text:s text:c="3"/>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host <text:s text:c="12"/></text:p>
          </table:table-cell>
          <table:table-cell office:value-type="string">
            <text:p><text:s/>localhost</text:p>
          </table:table-cell>
          <table:table-cell/>
          <table:table-cell office:value-type="string">
            <text:p>rt_params</text:p>
          </table:table-cell>
          <table:table-cell office:value-type="string">
            <text:p>figure.subplot.right <text:s text:c="2"/>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inspect <text:s text:c="9"/>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t_params</text:p>
          </table:table-cell>
          <table:table-cell office:value-type="string">
            <text:p>figure.subplot.top <text:s text:c="4"/>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maxFileTime <text:s text:c="5"/>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rt_params</text:p>
          </table:table-cell>
          <table:table-cell office:value-type="string">
            <text:p>figure.subplot.wspace <text:s/>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quitWhenDone <text:s text:c="4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lines.antialiased <text:s text:c="5"/></text:p>
          </table:table-cell>
          <table:table-cell table:style-name="ce3" office:value-type="string">
            <text:p><text:s/>True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resume <text:s text:c="10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lines.color <text:s text:c="11"/></text:p>
          </table:table-cell>
          <table:table-cell office:value-type="string">
            <text:p><text:s/>b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showWarnings <text:s text:c="4"/>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t_params</text:p>
          </table:table-cell>
          <table:table-cell office:value-type="string">
            <text:p>lines.dash_capstyle <text:s text:c="3"/></text:p>
          </table:table-cell>
          <table:table-cell office:value-type="string">
            <text:p><text:s/>butt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startTime <text:s text:c="7"/>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t_params</text:p>
          </table:table-cell>
          <table:table-cell office:value-type="string">
            <text:p>lines.dash_joinstyle <text:s text:c="2"/></text:p>
          </table:table-cell>
          <table:table-cell office:value-type="string">
            <text:p><text:s/>round</text:p>
          </table:table-cell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tables <text:s text:c="10"/></text:p>
          </table:table-cell>
          <table:table-cell office:value-type="string">
            <text:p><text:s/>121f05</text:p>
          </table:table-cell>
          <table:table-cell/>
          <table:table-cell office:value-type="string">
            <text:p>rt_params</text:p>
          </table:table-cell>
          <table:table-cell office:value-type="string">
            <text:p>lines.linestyle <text:s text:c="7"/></text:p>
          </table:table-cell>
          <table:table-cell office:value-type="float" office:value="-0">
            <text:p>0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lines.linewidth <text:s text:c="7"/>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lines.marker <text:s text:c="10"/></text:p>
          </table:table-cell>
          <table:table-cell office:value-type="string">
            <text:p><text:s/>None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lines.markeredgewidth <text:s/>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lines.markersize <text:s text:c="6"/>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lines.solid_capstyle <text:s text:c="2"/></text:p>
          </table:table-cell>
          <table:table-cell office:value-type="string">
            <text:p><text:s/>projecting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lines.solid_joinstyle <text:s/></text:p>
          </table:table-cell>
          <table:table-cell office:value-type="string">
            <text:p><text:s/>round</text:p>
          </table:table-cell>
        </table:table-row>
        <table:table-row table:style-name="ro2">
          <table:table-cell table:number-columns-repeated="4"/>
          <table:table-cell office:value-type="string">
            <text:p>rt_params</text:p>
          </table:table-cell>
          <table:table-cell office:value-type="string">
            <text:p>paths.snap_path <text:s text:c="7"/></text:p>
          </table:table-cell>
          <table:table-cell office:value-type="string">
            <text:p><text:s/>/tmp</text:p>
          </table:table-cell>
        </table:table-row>
        <table:table-row table:style-name="ro1">
          <table:table-cell table:number-columns-repeated="4"/>
          <table:table-cell office:value-type="string">
            <text:p>rt_params</text:p>
          </table:table-cell>
          <table:table-cell office:value-type="string">
            <text:p>time.analysis_interv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string">
            <text:p>rt_params</text:p>
          </table:table-cell>
          <table:table-cell office:value-type="string">
            <text:p>time.extra_intervals <text:s text:c="2"/>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4"/>
          <table:table-cell office:value-type="string">
            <text:p>rt_params</text:p>
          </table:table-cell>
          <table:table-cell office:value-type="string">
            <text:p>time.maxsec_trace <text:s text:c="5"/>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4"/>
          <table:table-cell office:value-type="string">
            <text:p>rt_params</text:p>
          </table:table-cell>
          <table:table-cell office:value-type="string">
            <text:p>time.plot_span <text:s text:c="8"/>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4"/>
          <table:table-cell office:value-type="string">
            <text:p>rt_params</text:p>
          </table:table-cell>
          <table:table-cell office:value-type="string">
            <text:p>verbose.fileo <text:s text:c="9"/></text:p>
          </table:table-cell>
          <table:table-cell office:value-type="string">
            <text:p><text:s/>sys.stdout</text:p>
          </table:table-cell>
        </table:table-row>
        <table:table-row table:style-name="ro1">
          <table:table-cell table:number-columns-repeated="4"/>
          <table:table-cell office:value-type="string">
            <text:p>rt_params</text:p>
          </table:table-cell>
          <table:table-cell office:value-type="string">
            <text:p>verbose.level <text:s text:c="9"/></text:p>
          </table:table-cell>
          <table:table-cell office:value-type="string">
            <text:p><text:s/>debug</text:p>
          </table:table-cell>
        </table:table-row>
        <table:table-row table:style-name="ro3" table:number-rows-repeated="104854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2-24T14:13:03</meta:creation-date>
    <dc:date>2013-12-24T15:10:21</dc:date>
    <dc:creator>pims </dc:creator>
    <meta:editing-duration>PT11M36S</meta:editing-duration>
    <meta:editing-cycles>1</meta:editing-cycles>
    <meta:document-statistic meta:table-count="3" meta:cell-count="140" meta:object-count="0"/>
    <meta:generator>LibreOffice/3.5$Linux_X86_64 LibreOffice_project/350m1$Build-2</meta:generator>
  </office:meta>
</office:document-meta>
</file>